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k</text:p>
          </table:table-cell>
          <table:table-cell table:style-name="ce1" office:value-type="string">
            <text:p>9x</text:p>
          </table:table-cell>
          <table:table-cell table:style-name="ce1" office:value-type="string">
            <text:p>5y+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9*(5*[.A2]-20)" office:value-type="float" office:value="-180">
            <text:p>-180</text:p>
          </table:table-cell>
          <table:table-cell table:formula="of:=5*(9*[.A2]-40)+20" office:value-type="float" office:value="-180">
            <text:p>-180</text:p>
          </table:table-cell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9*(5*[.A3]-20)" office:value-type="float" office:value="-135">
            <text:p>-135</text:p>
          </table:table-cell>
          <table:table-cell table:formula="of:=5*(9*[.A3]-40)+20" office:value-type="float" office:value="-135">
            <text:p>-135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9*(5*[.A4]-20)" office:value-type="float" office:value="-90">
            <text:p>-90</text:p>
          </table:table-cell>
          <table:table-cell table:formula="of:=5*(9*[.A4]-40)+20" office:value-type="float" office:value="-90">
            <text:p>-90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9*(5*[.A5]-20)" office:value-type="float" office:value="-45">
            <text:p>-45</text:p>
          </table:table-cell>
          <table:table-cell table:formula="of:=5*(9*[.A5]-40)+20" office:value-type="float" office:value="-45">
            <text:p>-45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9*(5*[.A6]-20)" office:value-type="float" office:value="0">
            <text:p>0</text:p>
          </table:table-cell>
          <table:table-cell table:formula="of:=5*(9*[.A6]-40)+20" office:value-type="float" office:value="0">
            <text:p>0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9*(5*[.A7]-20)" office:value-type="float" office:value="45">
            <text:p>45</text:p>
          </table:table-cell>
          <table:table-cell table:formula="of:=5*(9*[.A7]-40)+20" office:value-type="float" office:value="45">
            <text:p>45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9*(5*[.A8]-20)" office:value-type="float" office:value="90">
            <text:p>90</text:p>
          </table:table-cell>
          <table:table-cell table:formula="of:=5*(9*[.A8]-40)+20" office:value-type="float" office:value="90">
            <text:p>90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9*(5*[.A9]-20)" office:value-type="float" office:value="135">
            <text:p>135</text:p>
          </table:table-cell>
          <table:table-cell table:formula="of:=5*(9*[.A9]-40)+20" office:value-type="float" office:value="135">
            <text:p>135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9*(5*[.A10]-20)" office:value-type="float" office:value="180">
            <text:p>180</text:p>
          </table:table-cell>
          <table:table-cell table:formula="of:=5*(9*[.A10]-40)+20" office:value-type="float" office:value="180">
            <text:p>180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9*(5*[.A11]-20)" office:value-type="float" office:value="225">
            <text:p>225</text:p>
          </table:table-cell>
          <table:table-cell table:formula="of:=5*(9*[.A11]-40)+20" office:value-type="float" office:value="225">
            <text:p>225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9*(5*[.A12]-20)" office:value-type="float" office:value="270">
            <text:p>270</text:p>
          </table:table-cell>
          <table:table-cell table:formula="of:=5*(9*[.A12]-40)+20" office:value-type="float" office:value="270">
            <text:p>270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9*(5*[.A13]-20)" office:value-type="float" office:value="315">
            <text:p>315</text:p>
          </table:table-cell>
          <table:table-cell table:formula="of:=5*(9*[.A13]-40)+20" office:value-type="float" office:value="315">
            <text:p>315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9*(5*[.A14]-20)" office:value-type="float" office:value="360">
            <text:p>360</text:p>
          </table:table-cell>
          <table:table-cell table:formula="of:=5*(9*[.A14]-40)+20" office:value-type="float" office:value="360">
            <text:p>36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9*(5*[.A15]-20)" office:value-type="float" office:value="405">
            <text:p>405</text:p>
          </table:table-cell>
          <table:table-cell table:formula="of:=5*(9*[.A15]-40)+20" office:value-type="float" office:value="405">
            <text:p>405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9*(5*[.A16]-20)" office:value-type="float" office:value="450">
            <text:p>450</text:p>
          </table:table-cell>
          <table:table-cell table:formula="of:=5*(9*[.A16]-40)+20" office:value-type="float" office:value="450">
            <text:p>450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9*(5*[.A17]-20)" office:value-type="float" office:value="495">
            <text:p>495</text:p>
          </table:table-cell>
          <table:table-cell table:formula="of:=5*(9*[.A17]-40)+20" office:value-type="float" office:value="495">
            <text:p>495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9*(5*[.A18]-20)" office:value-type="float" office:value="540">
            <text:p>540</text:p>
          </table:table-cell>
          <table:table-cell table:formula="of:=5*(9*[.A18]-40)+20" office:value-type="float" office:value="540">
            <text:p>540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9*(5*[.A19]-20)" office:value-type="float" office:value="585">
            <text:p>585</text:p>
          </table:table-cell>
          <table:table-cell table:formula="of:=5*(9*[.A19]-40)+20" office:value-type="float" office:value="585">
            <text:p>585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9*(5*[.A20]-20)" office:value-type="float" office:value="630">
            <text:p>630</text:p>
          </table:table-cell>
          <table:table-cell table:formula="of:=5*(9*[.A20]-40)+20" office:value-type="float" office:value="630">
            <text:p>630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9*(5*[.A21]-20)" office:value-type="float" office:value="675">
            <text:p>675</text:p>
          </table:table-cell>
          <table:table-cell table:formula="of:=5*(9*[.A21]-40)+20" office:value-type="float" office:value="675">
            <text:p>675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9*(5*[.A22]-20)" office:value-type="float" office:value="720">
            <text:p>720</text:p>
          </table:table-cell>
          <table:table-cell table:formula="of:=5*(9*[.A22]-40)+20" office:value-type="float" office:value="720">
            <text:p>720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9*(5*[.A23]-20)" office:value-type="float" office:value="765">
            <text:p>765</text:p>
          </table:table-cell>
          <table:table-cell table:formula="of:=5*(9*[.A23]-40)+20" office:value-type="float" office:value="765">
            <text:p>7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5">25/04/2024</text:date>, <text:time>15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1S</meta:editing-duration>
    <meta:editing-cycles>3</meta:editing-cycles>
    <meta:generator>OpenOffice/4.1.15$Win32 OpenOffice.org_project/4115m2$Build-9813</meta:generator>
    <dc:date>2024-04-25T15:20:57.54</dc:date>
    <dc:creator>Rémi Bouyssounouse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